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Consolas" svg:font-family="Consolas" style:font-family-generic="swiss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4" style:family="table-cell">
      <style:table-cell-properties fo:padding="0.097cm" fo:border-left="0.002cm solid #000000" fo:border-right="none" fo:border-top="none" fo:border-bottom="0.002cm solid #000000"/>
    </style:style>
    <style:style style:name="表7.B4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transparen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fo:background-color="#99ff99" style:font-size-asian="14pt" style:font-size-complex="14pt"/>
    </style:style>
    <style:style style:name="P26" style:family="paragraph" style:parent-style-name="Table_20_Contents">
      <style:text-properties fo:font-size="14pt" fo:background-color="#66ffff" style:font-size-asian="14pt" style:font-size-complex="14pt"/>
    </style:style>
    <style:style style:name="P2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 style:list-style-name="L1">
      <style:text-properties fo:font-size="14pt" style:font-size-asian="14pt" style:font-size-complex="14pt"/>
    </style:style>
    <style:style style:name="P33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3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Standard">
      <style:paragraph-properties fo:margin-top="0cm" fo:margin-bottom="0cm" fo:line-height="150%" style:writing-mode="lr-tb"/>
    </style:style>
    <style:style style:name="P36" style:family="paragraph" style:parent-style-name="Standard" style:list-style-name="L4">
      <style:paragraph-properties fo:margin-top="0cm" fo:margin-bottom="0cm" fo:line-height="150%" style:writing-mode="lr-tb"/>
    </style:style>
    <style:style style:name="P3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fo:color="#ff0000" fo:background-color="#f4cccc"/>
    </style:style>
    <style:style style:name="T11" style:family="text">
      <style:text-properties fo:background-color="transparent"/>
    </style:style>
    <style:style style:name="T12" style:family="text">
      <style:text-properties fo:background-color="#99ff99"/>
    </style:style>
    <style:style style:name="T13" style:family="text">
      <style:text-properties fo:background-color="#66ffff"/>
    </style:style>
    <style:style style:name="T14" style:family="text">
      <style:text-properties fo:background-color="#33ff99"/>
    </style:style>
    <style:style style:name="T15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#cc99f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2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15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15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ard ==&gt; inser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3">#</text:p>
          </table:table-cell>
          <table:covered-table-cell/>
          <table:table-cell table:style-name="表1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15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log files : </text:p>
            <text:p text:style-name="P3">from : E:\fx\20200XXX[eap-2.id-1].[XXX-XX].dir</text:p>
            <text:p text:style-name="P3">to : C:\Users\iwabuchiken\AppData\Roaming\MetaQuotes\Terminal\34B08C83A5AAE27A4079DE708E60511E\MQL4\Files\Logs</text:p>
            <text:p text:style-name="P3"/>
            <text:p text:style-name="P3">statement file</text:p>
            <text:p text:style-name="P3">from : E:\fx\DetailedStatement.(2020XXXX_XXXX).*</text:p>
            <text:p text:style-name="P3">to : C:\Users\iwabuchiken\AppData\Roaming\MetaQuotes\Terminal\34B08C83A5AAE27A4079DE708E60511E\MQL4\Files\Report_Trades</text:p>
            <text:p text:style-name="P12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5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</table:table>
      <text:p text:style-name="P1"/>
      <text:p text:style-name="P1"/>
      <text:p text:style-name="P1">=====================================<text:line-break/><text:span text:style-name="T5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2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15"><text:span text:style-name="T7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3"/>
          </table:table-cell>
          <table:table-cell table:style-name="表2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15"><text:span text:style-name="T7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3">#</text:p>
          </table:table-cell>
          <table:covered-table-cell/>
          <table:table-cell table:style-name="表2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15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log files : </text:p>
            <text:p text:style-name="P3">from : E:\fx\20200XXX[eap-2.id-1].[XXX-XX].dir</text:p>
            <text:p text:style-name="P6">20200825_164028[eap-2.id-1].[AUDJPY-1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statement file 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</text:span><text:span text:style-name="T12">20200825_164028[eap-2.id-1].[AUDJPY-1].dir</text:span>&amp;param_Fname_File_Tickets_Data=<text:span text:style-name="T2">[ea-6_tester-1].(20200825_164028).(tickets-data).log</text:span>&amp;param_Fname_File_Statement=<text:span text:style-name="T13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5"><text:span text:style-name="T11">…\34B08C83A5AAE27A4079DE708E60511E\MQL4\Files\Logs\</text:span><text:span text:style-name="T12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3"/>
          </table:table-cell>
          <table:table-cell table:style-name="表3.B1" office:value-type="string">
            <text:p text:style-name="P3">build url </text:p>
          </table:table-cell>
        </table:table-row>
        <table:table-row>
          <table:covered-table-cell/>
          <table:table-cell table:style-name="表3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</text:span><text:soft-page-break/><text:span text:style-name="T11">aQuotes\Terminal\34B08C83A5AAE27A4079DE708E60511E\MQL4\Files\Logs\</text:span><text:span text:style-name="T12">20200825_111429[eap-2.id-1].[AUDJPY-5].dir</text:span>&amp;param_Fname_File_Tickets_Data=<text:span text:style-name="T2">[ea-4_tester-1].(20200825_111429).(tickets-data).log</text:span>&amp;param_Fname_File_Statement=<text:span text:style-name="T13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3"><text:s/>==&gt; access</text:p>
          </table:table-cell>
        </table:table-row>
      </table:table>
      <text:list xml:id="list4636375721482717048" text:style-name="L1">
        <text:list-item>
          <text:p text:style-name="P32">access </text:p>
          <text:list>
            <text:list-item>
              <text:p text:style-name="P32">==&gt; OK : [ea-4_tester-1].(20200507_140530).(combined-data).(20200826_154718_428312).dat</text:p>
              <text:list>
                <text:list-item>
                  <text:p text:style-name="P32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33">TASK-1.2 <text:s/>: </text:p>
          <text:list>
            <text:list-item>
              <text:list>
                <text:list-item>
                  <text:p text:style-name="P33">ref : log_JVE_44_10_2.[fx-php-tester].[~20200804_154854].odt // <text:span text:style-name="T6">[9] res free# JVEMV6 44#10.3.4_X / 44. currency / 10. prog-php / 4. gen-trading-result-list-file / 20200726_154453</text:span></text:p>
                </text:list-item>
                <text:list-item>
                  <text:p text:style-name="P33">C:\WORKS_2\WS\WS_Others.JVEMV6\JVEMV6\44_currency\10_prog-php\2_tester</text:p>
                </text:list-item>
                <text:list-item>
                  <text:p text:style-name="P33">log_JVE_44_6_2.[session-2~].ods // C:\WORKS_2\WS\WS_Others.JVEMV6\JVEMV6\44_currency\10_prog-php\2_tester</text:p>
                </text:list-item>
              </text:list>
            </text:list-item>
            <text:list-item>
              <text:p text:style-name="P34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9"/>
          </table:table-cell>
          <table:table-cell table:style-name="表4.B1" table:number-rows-spanned="3" office:value-type="string">
            <text:p text:style-name="P10">file</text:p>
          </table:table-cell>
          <table:table-cell table:style-name="表4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DUP sheet ==&gt; “<text:span text:style-name="T14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rename</text:p>
            <text:p text:style-name="P10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9"/>
          </table:table-cell>
          <table:table-cell table:style-name="表4.A4" table:number-rows-spanned="2" office:value-type="string">
            <text:p text:style-name="P10">sheet</text:p>
          </table:table-cell>
          <table:table-cell table:style-name="表4.C2" office:value-type="string">
            <text:p text:style-name="P10"><text:span text:style-name="T9">#_ </text:span>delete ==&gt; data area </text:p>
          </table:table-cell>
        </table:table-row>
        <table:table-row>
          <table:table-cell table:style-name="表4.A4" office:value-type="string">
            <text:p text:style-name="P9"/>
          </table:table-cell>
          <table:covered-table-cell/>
          <table:table-cell table:style-name="表4.C2" office:value-type="string">
            <text:p text:style-name="P10"><text:span text:style-name="T9">#_ </text:span>C/P ==&gt; data from gen-ed file </text:p>
          </table:table-cell>
        </table:table-row>
      </table:table>
      <text:p text:style-name="P13"/>
      <text:list xml:id="list6991447544941273737" text:style-name="L2">
        <text:list-item>
          <text:p text:style-name="P17">TASK-1.3 : sheet ==&gt; edit</text:p>
          <text:list>
            <text:list-item>
              <text:p text:style-name="P17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8"/>
          </table:table-cell>
          <table:table-cell table:style-name="表9.B1" office:value-type="string">
            <text:p text:style-name="P14"><text:span text:style-name="T10">#_ </text:span>sort : “profit” ~~&gt; “BB-loc.-1” (DF → CU)</text:p>
            <text:p text:style-name="P14">M – d &gt; 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<text:span text:style-name="T10">#_ </text:span>hide : cols ==&gt; CV ~ DE 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total, gain, los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BB.loc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/>
          </table:table-cell>
        </table:table-row>
      </table:table>
      <text:list xml:id="list31739947" text:continue-numbering="true" text:style-name="L2">
        <text:list-item>
          <text:list>
            <text:list-item>
              <text:p text:style-name="P20">result</text:p>
            </text:list-item>
            <text:list-item>
              <text:p text:style-name="P20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3"><text:span text:style-name="T16">6.2.4_4.1</text:span>---------------------------------------------------------------------------</text:p>
      <text:p text:style-name="P23">[5] res free# JVEMV6 44#6.2_X / 44. currency / 6. obs / 2. demo result data / 20200830_102433</text:p>
      <text:p text:style-name="P14"><text:span text:style-name="T15"/></text:p>
      <text:p text:style-name="P14"><text:span text:style-name="T10">#_ 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15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3"/>
          </table:table-cell>
          <table:table-cell table:style-name="表5.B2" table:number-columns-spanned="2" office:value-type="string">
            <text:p text:style-name="P3"><text:span text:style-name="T8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15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<text:span text:style-name="T8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3">#</text:p>
          </table:table-cell>
          <table:covered-table-cell/>
          <table:table-cell table:style-name="表5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15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copied files ==&gt; copy to desktop 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span text:style-name="T8">#_ </text:span>log files : </text:p>
            <text:p text:style-name="P3">from : E:\fx\20200XXX[eap-2.id-1].[XXX-XX].dir</text:p>
            <text:p text:style-name="P6">20200828_083759[eap-2.id-1].[AUDJPY-5].dir</text:p>
            <text:p text:style-name="P6">20200827_050324[eap-2.id-1].[AUDJPY-5].dir</text:p>
            <text:p text:style-name="P6">20200826_114239[eap-2.id-1].[AUDJPY-5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3">statement file <text:s/>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</text:span><text:span text:style-name="T12">20200826_114239[eap-2.id-1].[AUDJPY-5].dir</text:span>&amp;param_Fname_File_Tickets_Data=<text:span text:style-name="T2">[ea-4_tester-1].(20200826_114239).(tickets-data).log</text:span>&amp;param_Fname_File_Statement=<text:span text:style-name="T13">DetailedStatement.[a-j,M5].[id=20117143].[20200830_103617].htm</text:span><text:span text:style-name="T11">&amp;param_Dpath_File_Statement=C:\Users\iwabuchiken</text:span><text:soft-page-break/><text:span text:style-name="T11">\AppData\Roaming\MetaQuotes\Terminal\34B08C83A5AAE27A4079DE708E60511E\MQL4\Files\Logs</text:span><text:span text:style-name="T17">\20200826_114239[eap-2.id-1].[AUDJPY-5].dir</text:span><text:span text:style-name="T11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3"><text:s/>==&gt; access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><text:span text:style-name="T8">#_ </text:span>file ==&gt; gen-ed</text:p>
            <text:p text:style-name="P3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3"/>
          </table:table-cell>
          <table:covered-table-cell/>
          <table:table-cell table:style-name="表5.B2" office:value-type="string">
            <text:p text:style-name="P3"/>
          </table:table-cell>
        </table:table-row>
      </table:table>
      <text:p text:style-name="P35"><text:span text:style-name="T4"/></text:p>
      <text:list xml:id="list3724334631180089113" text:style-name="L4">
        <text:list-item>
          <text:p text:style-name="P36"><text:span text:style-name="T4">sheet ==&gt; gen </text:span>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9"/>
          </table:table-cell>
          <table:table-cell table:style-name="表7.B1" table:number-rows-spanned="4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14">2</text:span>”</text:p>
            <text:p text:style-name="P10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<text:span text:style-name="T9">#_ </text:span>move to ==&gt; any suitable location</text:p>
          </table:table-cell>
        </table:table-row>
        <table:table-row>
          <table:table-cell table:style-name="表7.A4" office:value-type="string">
            <text:p text:style-name="P9"/>
          </table:table-cell>
          <table:table-cell table:style-name="表7.A4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4" office:value-type="string">
            <text:p text:style-name="P9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3"/>
      <text:list xml:id="list122009728016260914" text:style-name="L3">
        <text:list-item>
          <text:p text:style-name="P18">TASK-1.3 : sheet ==&gt; edit </text:p>
          <text:list>
            <text:list-item>
              <text:p text:style-name="P18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8"/>
          </table:table-cell>
          <table:table-cell table:style-name="表8.B1" office:value-type="string">
            <text:p text:style-name="P14"><text:span text:style-name="T10">#_ </text:span>sort : “profit” ~~&gt; “BB-loc.-1” (DF → CU)</text:p>
            <text:p text:style-name="P14"><text:soft-page-break/>M – d &gt; s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addressing ==&gt; total, gain, loss</text:p>
            <text:p text:style-name="P14">DH4, DH5, DG6, 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addressing ==&gt; BB.loc</text:p>
            <text:list xml:id="list3493708702655347445" text:style-name="L5">
              <text:list-item>
                <text:p text:style-name="P22">“current”, “prev” ==&gt; C/P</text:p>
              </text:list-item>
              <text:list-item>
                <text:p text:style-name="P22">“数式” ==&gt; M – t &gt; q &gt; M – f &gt; Ret</text:p>
              </text:list-item>
              <text:list-item>
                <text:p text:style-name="P22">replace</text:p>
                <text:list>
                  <text:list-item>
                    <text:p text:style-name="P22">DH11 → DH8 / DH12 → DH9 / DG13 → DG10</text:p>
                  </text:list-item>
                </text:list>
              </text:list-item>
              <text:list-item>
                <text:p text:style-name="P22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4"><text:span text:style-name="T15"/></text:p>
          </table:table-cell>
        </table:table-row>
      </table:table>
      <text:list xml:id="list31752201" text:continue-list="list122009728016260914" text:style-name="L3">
        <text:list-item>
          <text:list>
            <text:list-item>
              <text:p text:style-name="P21">result</text:p>
            </text:list-item>
            <text:list-item>
              <text:p text:style-name="P21"><draw:frame draw:style-name="fr2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21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8"/>
          </table:table-cell>
          <table:table-cell table:style-name="表6.B1" office:value-type="string">
            <text:p text:style-name="P14">M – d &gt; s</text:p>
            <text:p text:style-name="P14">CU – CT - CS</text:p>
          </table:table-cell>
        </table:table-row>
        <table:table-row>
          <table:table-cell table:style-name="表6.A2" office:value-type="string">
            <text:p text:style-name="P8"/>
          </table:table-cell>
          <table:table-cell table:style-name="表6.B2" office:value-type="string">
            <text:p text:style-name="P14"/>
          </table:table-cell>
        </table:table-row>
      </table:table>
      <text:list xml:id="list31746845" text:continue-numbering="true" text:style-name="L3">
        <text:list-item>
          <text:list>
            <text:list-item>
              <text:p text:style-name="P21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8"/>
          </table:table-cell>
          <table:table-cell table:style-name="表10.B1" office:value-type="string">
            <text:p text:style-name="P14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8"/>
          </table:table-cell>
          <table:table-cell table:style-name="表10.B2" office:value-type="string">
            <text:p text:style-name="P14">BB.5から上がり始めていても、各 bar が小刻みなら（e.g. 1 pip) ==&gt; 6本後ぐらいで、ドンと落ちるか？(8/26, 6:55)</text:p>
          </table:table-cell>
        </table:table-row>
      </table:table>
      <text:list xml:id="list31741621" text:continue-numbering="true" text:style-name="L3">
        <text:list-item>
          <text:list>
            <text:list-item>
              <text:p text:style-name="P21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8"/>
          </table:table-cell>
          <table:table-cell table:style-name="表11.B1" office:value-type="string">
            <text:p text:style-name="P14">trade result のデータ　=&gt;　ほぐしていこう。毎回、observe して、気づいたことを、記録する。記録を見返す。</text:p>
          </table:table-cell>
        </table:table-row>
      </table:table>
      <text:list xml:id="list31749991" text:continue-numbering="true" text:style-name="L3">
        <text:list-item>
          <text:list>
            <text:list-item>
              <text:p text:style-name="P21"/>
            </text:list-item>
          </text:list>
        </text:list-item>
      </text:list>
      <text:p text:style-name="P14"/>
      <text:p text:style-name="P14"><text:span text:style-name="T15">@@@</text:span></text:p>
      <text:p text:style-name="P1"/>
      <text:p text:style-name="P1"/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Consolas" svg:font-family="Consolas" style:font-family-generic="swiss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30T11:52:28.48</dc:date>
    <dc:creator>iwabuchi ken</dc:creator>
    <meta:editing-duration>PT4H42M18S</meta:editing-duration>
    <meta:editing-cycles>38</meta:editing-cycles>
    <meta:generator>OpenOffice/4.1.3$Win32 OpenOffice.org_project/413m1$Build-9783</meta:generator>
    <meta:document-statistic meta:table-count="11" meta:image-count="0" meta:object-count="2" meta:page-count="9" meta:paragraph-count="166" meta:word-count="717" meta:character-count="78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578cm" svg:y="4.188cm" style:legend-expansion="high" chart:style-name="ch2"/>
        <chart:plot-area chart:style-name="ch3" chart:data-source-has-labels="both" svg:x="0.77cm" svg:y="0.855cm" svg:width="12.168cm" svg:height="7.545cm">
          <chartooo:coordinate-region svg:x="2.053cm" svg:y="1.067cm" svg:width="10.885cm" svg:height="7.1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